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Avant Garde Gothic" svg:font-family="'Avant Garde Gothic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Nimbus Roman No9 L1" svg:font-family="'Nimbus Roman No9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177cm" draw:marker-end-width="0.177cm" draw:fill="solid" draw:fill-color="#ccffff" draw:opacity="100%" draw:fill-image-width="1cm" draw:fill-image-height="1cm" draw:textarea-horizontal-align="center" draw:textarea-vertical-align="middle" draw:shadow-opacity="100%"/>
    </style:style>
    <style:style style:name="gr2" style:family="graphic" style:parent-style-name="standard">
      <style:graphic-properties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3" style:family="graphic" style:parent-style-name="standard">
      <style:graphic-properties svg:stroke-width="0.051cm" draw:marker-start-width="0.177cm" draw:marker-end="Arrowheads_20_16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5" style:family="graphic" style:parent-style-name="standard">
      <style:graphic-properties svg:stroke-width="0.051cm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6" style:family="graphic" style:parent-style-name="standard">
      <style:graphic-properties svg:stroke-width="0.051cm" svg:stroke-color="#000000" draw:marker-start-width="0.177cm" draw:marker-end-width="0.177cm" draw:stroke-linejoin="none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7" style:family="graphic" style:parent-style-name="standard">
      <style:graphic-properties svg:stroke-width="0.051cm" svg:stroke-color="#000000" draw:marker-start-width="0.177cm" draw:marker-end-width="0.177cm" draw:fill="solid" draw:fill-color="#ffffcc" draw:opacity="100%" draw:fill-image-width="1cm" draw:fill-image-height="1cm" draw:textarea-horizontal-align="center" draw:textarea-vertical-align="middle" fo:padding-top="0.026cm" fo:padding-bottom="0.026cm" fo:padding-left="0.026cm" fo:padding-right="0.026cm" draw:shadow-opacity="100%"/>
    </style:style>
    <style:style style:name="gr8" style:family="graphic" style:parent-style-name="standard">
      <style:graphic-properties svg:stroke-width="0.051cm" svg:stroke-color="#ff0000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9" style:family="graphic" style:parent-style-name="standard">
      <style:graphic-properties svg:stroke-width="0.051cm" svg:stroke-color="#000000" draw:marker-start-width="0.177cm" draw:marker-end-width="0.177cm" draw:fill="solid" draw:fill-color="#d1ffd1" draw:opacity="100%" draw:fill-image-width="1cm" draw:fill-image-height="1cm" draw:textarea-horizontal-align="center" draw:textarea-vertical-align="middle" fo:padding-top="0.026cm" fo:padding-bottom="0.026cm" fo:padding-left="0.026cm" fo:padding-right="0.026cm" draw:shadow-opacity="100%"/>
    </style:style>
    <style:style style:name="gr10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ff0000" draw:marker-start-width="0.177cm" draw:marker-end="Arrowheads_20_18" draw:marker-end-width="0.177cm" draw:fill="solid" draw:fill-color="#ff0000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3" style:family="graphic" style:parent-style-name="standard">
      <style:graphic-properties svg:stroke-width="0.051cm" svg:stroke-color="#000000" draw:marker-start-width="0.177cm" draw:marker-end-width="0.177cm" draw:fill="solid" draw:fill-color="#ffffcc" draw:opacity="100%" draw:fill-image-width="1cm" draw:fill-image-height="1cm" draw:textarea-horizontal-align="center" draw:textarea-vertical-align="middle" fo:padding-top="0.026cm" fo:padding-bottom="0.026cm" fo:padding-left="0.026cm" fo:padding-right="0.026cm" draw:shadow-offset-x="0.305cm" draw:shadow-offset-y="0.305cm" draw:shadow-opacity="100%"/>
    </style:style>
    <style:style style:name="P1" style:family="paragraph">
      <loext:graphic-properties draw:fill="solid" draw:fill-color="#ccffff" draw:opacity="100%" draw:fill-image-width="1cm" draw:fill-image-height="1cm"/>
      <style:paragraph-properties fo:margin-left="0cm" fo:margin-right="0cm" fo:text-align="center" fo:text-indent="0cm"/>
      <style:text-properties style:font-name="Avant Garde Gothic" fo:font-size="36pt" style:font-size-asian="2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solid" draw:fill-color="#ffffff" draw:opacity="0%" draw:fill-image-width="1cm" draw:fill-image-height="1cm"/>
      <style:paragraph-properties fo:margin-left="0cm" fo:margin-right="0cm" fo:text-align="center" fo:text-indent="0cm"/>
      <style:text-properties style:font-name="Avant Garde Gothic" fo:font-size="36pt" fo:font-weight="bold" style:font-size-asian="24pt" style:font-weight-asian="bold" style:font-weight-complex="bold"/>
    </style:style>
    <style:style style:name="P4" style:family="paragraph">
      <loext:graphic-properties draw:fill="solid" draw:fill-color="#ffffff" draw:opacity="0%" draw:fill-image-width="1cm" draw:fill-image-height="1cm"/>
      <style:paragraph-properties fo:text-align="center"/>
      <style:text-properties style:font-name="Avant Garde Gothic" fo:font-size="36pt" style:font-size-asian="24pt"/>
    </style:style>
    <style:style style:name="P5" style:family="paragraph">
      <loext:graphic-properties draw:fill="solid" draw:fill-color="#ffffff" draw:opacity="0%" draw:fill-image-width="1cm" draw:fill-image-height="1cm"/>
      <style:paragraph-properties fo:margin-left="0cm" fo:margin-right="0cm" fo:text-align="center" fo:text-indent="0cm"/>
      <style:text-properties style:font-name="Avant Garde Gothic" fo:font-size="36pt" style:font-size-asian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cc" draw:opacity="100%" draw:fill-image-width="1cm" draw:fill-image-height="1cm"/>
      <style:paragraph-properties fo:margin-left="0cm" fo:margin-right="0cm" fo:text-align="center" fo:text-indent="0cm"/>
      <style:text-properties style:font-name="Avant Garde Gothic" fo:font-size="36pt" style:font-size-asian="24pt"/>
    </style:style>
    <style:style style:name="P8" style:family="paragraph">
      <loext:graphic-properties draw:fill="solid" draw:fill-color="#d1ffd1" draw:opacity="100%" draw:fill-image-width="1cm" draw:fill-image-height="1cm"/>
      <style:paragraph-properties fo:margin-left="0cm" fo:margin-right="0cm" fo:text-align="center" fo:text-indent="0cm"/>
      <style:text-properties style:font-name="Avant Garde Gothic" fo:font-size="36pt" style:font-size-asian="24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solid" draw:fill-color="#ff0000" draw:opacity="0%" draw:fill-image-width="1cm" draw:fill-image-height="1cm"/>
      <style:paragraph-properties fo:text-align="center"/>
      <style:text-properties style:font-name="Avant Garde Gothic" fo:font-size="36pt" style:font-size-asian="24pt"/>
    </style:style>
    <style:style style:name="T1" style:family="text">
      <style:text-properties style:font-name="Arial1" fo:font-size="12pt" fo:font-weight="bold" style:font-size-asian="24pt" style:font-weight-asian="bold" style:font-weight-complex="bold"/>
    </style:style>
    <style:style style:name="T2" style:family="text">
      <style:text-properties style:font-name="Arial1" fo:font-size="12pt" style:font-size-asian="24pt"/>
    </style:style>
    <style:style style:name="T3" style:family="text">
      <style:text-properties style:font-name="Arial1" fo:font-size="12pt" fo:font-weight="normal" style:font-size-asian="24pt" style:font-weight-asian="normal" style:font-weight-complex="normal"/>
    </style:style>
    <style:style style:name="T4" style:family="text">
      <style:text-properties style:font-name="Arial1" fo:font-size="12pt" fo:font-style="normal" style:text-underline-style="none" fo:font-weight="normal" style:font-size-asian="24pt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451cm" svg:height="27.748cm" svg:x="1.13cm" svg:y="1.13cm">
          <text:p/>
        </draw:rect>
        <draw:rect draw:style-name="gr2" draw:text-style-name="P3" xml:id="id1" draw:id="id1" draw:layer="layout" svg:width="4.459cm" svg:height="1.486cm" svg:x="1.626cm" svg:y="1.626cm" draw:corner-radius="0.4cm">
          <draw:glue-point draw:id="4" svg:x="-2.776cm" svg:y="5cm"/>
          <text:p text:style-name="P2"><text:span text:style-name="T1">x</text:span><text:span text:style-name="T1">j</text:span><text:span text:style-name="T1">v</text:span><text:span text:style-name="T1">p</text:span><text:span text:style-name="T1">p</text:span></text:p>
        </draw:rect>
        <draw:connector draw:style-name="gr3" draw:text-style-name="P4" draw:layer="layout" svg:x1="2.618cm" svg:y1="3.112cm" svg:x2="3.112cm" svg:y2="5.341cm" draw:start-shape="id1" draw:start-glue-point="4" draw:end-shape="id2" draw:end-glue-point="3" svg:d="M2618 3112v2229h494" svg:viewBox="0 0 495 2230">
          <text:p/>
        </draw:connector>
        <draw:rect draw:style-name="gr2" draw:text-style-name="P5" xml:id="id14" draw:id="id14" draw:layer="layout" svg:width="1.982cm" svg:height="1.487cm" svg:x="4.103cm" svg:y="20.95cm" draw:corner-radius="0.496cm">
          <text:p text:style-name="P2"><text:span text:style-name="T2">step 3</text:span></text:p>
        </draw:rect>
        <draw:custom-shape draw:style-name="gr4" draw:text-style-name="P6" draw:layer="layout" svg:width="18.83cm" svg:height="27.748cm" svg:x="1.13cm" svg:y="1.13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0cm 0.031cm" svg:x1="2.618cm" svg:y1="3.112cm" svg:x2="3.112cm" svg:y2="25.657cm" draw:start-shape="id1" draw:start-glue-point="4" draw:end-shape="id3" draw:end-glue-point="3" svg:d="M2618 3112v10901h-1v11644h495" svg:viewBox="0 0 496 22546">
          <text:p/>
        </draw:connector>
        <draw:rect draw:style-name="gr6" draw:text-style-name="P5" xml:id="id2" draw:id="id2" draw:layer="layout" svg:width="2.973cm" svg:height="2.477cm" svg:x="3.112cm" svg:y="4.103cm" draw:corner-radius="0.496cm">
          <text:p text:style-name="P2"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/text:p>
          <text:p text:style-name="P2"><text:span text:style-name="T2">w</text:span><text:span text:style-name="T2">i</text:span><text:span text:style-name="T2">t</text:span><text:span text:style-name="T2">h</text:span></text:p>
          <text:p text:style-name="P2"><text:span text:style-name="T2">g</text:span><text:span text:style-name="T2">m</text:span><text:span text:style-name="T2">a</text:span><text:span text:style-name="T2">k</text:span><text:span text:style-name="T2">e</text:span></text:p>
        </draw:rect>
        <draw:rect draw:style-name="gr7" draw:text-style-name="P7" xml:id="id4" draw:id="id4" draw:layer="layout" svg:width="4.46cm" svg:height="1.486cm" svg:x="15.004cm" svg:y="2.122cm">
          <text:p text:style-name="P2"><text:span text:style-name="T2">auxili</text:span><text:span text:style-name="T2">ary </text:span><text:span text:style-name="T2">MES</text:span><text:span text:style-name="T2">Sy </text:span><text:span text:style-name="T2">files:</text:span></text:p>
          <text:p text:style-name="P2"><text:span text:style-name="T1">mess</text:span><text:span text:style-name="T1">y_*.f9</text:span><text:span text:style-name="T1">0</text:span></text:p>
        </draw:rect>
        <draw:rect draw:style-name="gr2" draw:text-style-name="P5" xml:id="id7" draw:id="id7" draw:layer="layout" svg:width="4.46cm" svg:height="2.973cm" svg:x="15.004cm" svg:y="7.076cm">
          <text:p text:style-name="P2"><text:span text:style-name="T2">executable:</text:span></text:p>
          <text:p text:style-name="P2"><text:span text:style-name="T1">jvpp.exe</text:span></text:p>
        </draw:rect>
        <draw:connector draw:style-name="gr8" draw:text-style-name="P4" draw:layer="layout" svg:x1="17.234cm" svg:y1="3.608cm" svg:x2="17.234cm" svg:y2="5.095cm" draw:start-shape="id4" draw:start-glue-point="2" draw:end-shape="id5" draw:end-glue-point="4" svg:d="M17234 3608v1487" svg:viewBox="0 0 1 1488">
          <text:p/>
        </draw:connector>
        <draw:connector draw:style-name="gr8" draw:text-style-name="P4" draw:layer="layout" svg:x1="10.792cm" svg:y1="3.607cm" svg:x2="17.234cm" svg:y2="5.095cm" draw:start-shape="id6" draw:start-glue-point="2" draw:end-shape="id5" draw:end-glue-point="4" svg:d="M10792 3607v757h6442v731" svg:viewBox="0 0 6443 1489">
          <text:p/>
        </draw:connector>
        <draw:connector draw:style-name="gr8" draw:text-style-name="P4" draw:layer="layout" svg:x1="17.234cm" svg:y1="10.049cm" svg:x2="13.27cm" svg:y2="13.023cm" draw:start-shape="id7" draw:start-glue-point="2" draw:end-shape="id8" draw:end-glue-point="4" svg:d="M17234 10049v1500h-3964v1474" svg:viewBox="0 0 3965 2975">
          <text:p/>
        </draw:connector>
        <draw:rect draw:style-name="gr7" draw:text-style-name="P7" xml:id="id20" draw:id="id20" draw:layer="layout" svg:width="4.459cm" svg:height="2.973cm" svg:x="15.004cm" svg:y="17.482cm">
          <text:p text:style-name="P2"><text:span text:style-name="T2">namelist files:</text:span></text:p>
          <text:p text:style-name="P2"><text:span text:style-name="T1">dat_lit/spectra/</text:span></text:p>
          <text:p text:style-name="P2"><text:span text:style-name="T3">[spc]</text:span><text:span text:style-name="T1">.nml</text:span></text:p>
        </draw:rect>
        <draw:rect draw:style-name="gr7" draw:text-style-name="P7" xml:id="id18" draw:id="id18" draw:layer="layout" svg:width="7.433cm" svg:height="2.973cm" svg:x="7.076cm" svg:y="7.076cm">
          <text:p text:style-name="P2"><text:span text:style-name="T2">spectral information,</text:span></text:p>
          <text:p text:style-name="P2"><text:span text:style-name="T2">arbitrary wavelengths:</text:span></text:p>
          <text:p text:style-name="P2"><text:span text:style-name="T1">dat_lit/spectra/</text:span></text:p>
          <text:p text:style-name="P2"><text:span text:style-name="T4">[spc]</text:span><text:span text:style-name="T1">.sig, </text:span><text:span text:style-name="T4">[spc]</text:span><text:span text:style-name="T1">.s2t, </text:span><text:span text:style-name="T4">[spc]</text:span><text:span text:style-name="T1">.s3t,</text:span></text:p>
          <text:p text:style-name="P2"><text:span text:style-name="T4">[spc]</text:span><text:span text:style-name="T1">.phi, </text:span></text:p>
          <text:p text:style-name="P2"><text:span text:style-name="T4">[spc]</text:span><text:span text:style-name="T1">.tc1, </text:span><text:span text:style-name="T4">[spc]</text:span><text:span text:style-name="T1">.tc2, </text:span><text:span text:style-name="T4">[spc]</text:span><text:span text:style-name="T1">.tc3</text:span></text:p>
        </draw:rect>
        <draw:rect draw:style-name="gr9" draw:text-style-name="P8" xml:id="id23" draw:id="id23" draw:layer="layout" svg:width="12.387cm" svg:height="1.981cm" svg:x="7.077cm" svg:y="26.402cm">
          <text:p text:style-name="P2"><text:span text:style-name="T2">model output:</text:span></text:p>
          <text:p text:style-name="P2"><text:span text:style-name="T1">messy_jval_jvpp.inc</text:span><text:span text:style-name="T3">, </text:span><text:span text:style-name="T1">*.log</text:span></text:p>
        </draw:rect>
        <draw:connector draw:style-name="gr5" draw:text-style-name="P4" draw:layer="layout" svg:x1="6.085cm" svg:y1="5.341cm" svg:x2="16.986cm" svg:y2="5.343cm" draw:start-shape="id2" draw:start-glue-point="1" draw:end-shape="id5" draw:end-glue-point="6" svg:d="M6085 5341h5464v2h5437" svg:viewBox="0 0 10902 3">
          <text:p/>
        </draw:connector>
        <draw:custom-shape draw:style-name="gr10" draw:text-style-name="P9" xml:id="id5" draw:id="id5" draw:layer="layout" svg:width="0.496cm" svg:height="0.495cm" svg:x="16.986cm" svg:y="5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17.234cm" svg:y1="5.59cm" svg:x2="17.234cm" svg:y2="7.076cm" draw:start-shape="id5" draw:start-glue-point="8" draw:end-shape="id7" draw:end-glue-point="0" svg:d="M17234 5590v1486" svg:viewBox="0 0 1 1487">
          <text:p/>
        </draw:connector>
        <draw:custom-shape draw:style-name="gr10" draw:text-style-name="P9" xml:id="id8" draw:id="id8" draw:layer="layout" svg:width="0.496cm" svg:height="0.495cm" svg:x="13.022cm" svg:y="13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6.085cm" svg:y1="13.27cm" svg:x2="13.022cm" svg:y2="13.271cm" draw:start-shape="id9" draw:start-glue-point="1" draw:end-shape="id8" draw:end-glue-point="6" svg:d="M6085 13270h3482v1h3455" svg:viewBox="0 0 6938 2">
          <text:p/>
        </draw:connector>
        <draw:connector draw:style-name="gr8" draw:text-style-name="P4" draw:layer="layout" svg:x1="13.27cm" svg:y1="13.518cm" svg:x2="13.27cm" svg:y2="14.014cm" draw:start-shape="id8" draw:start-glue-point="8" draw:end-shape="id10" draw:end-glue-point="0" svg:d="M13270 13518v496" svg:viewBox="0 0 1 497">
          <text:p/>
        </draw:connector>
        <draw:custom-shape draw:style-name="gr11" draw:text-style-name="P9" xml:id="id11" draw:id="id11" draw:layer="layout" svg:width="0.496cm" svg:height="0.495cm" svg:x="10.544cm" svg:y="21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10.792cm" svg:y1="21.941cm" svg:x2="10.792cm" svg:y2="22.437cm" draw:start-shape="id11" draw:start-glue-point="8" draw:end-shape="id12" draw:end-glue-point="0" svg:d="M10792 21941v496" svg:viewBox="0 0 1 497">
          <text:p/>
        </draw:connector>
        <draw:connector draw:style-name="gr12" draw:text-style-name="P10" draw:layer="layout" svg:x1="10.792cm" svg:y1="20.455cm" svg:x2="10.792cm" svg:y2="21.446cm" draw:start-shape="id13" draw:start-glue-point="2" draw:end-shape="id11" draw:end-glue-point="4" svg:d="M10792 20455v991" svg:viewBox="0 0 1 992">
          <text:p/>
        </draw:connector>
        <draw:connector draw:style-name="gr5" draw:text-style-name="P4" draw:layer="layout" svg:x1="6.085cm" svg:y1="21.693cm" svg:x2="10.544cm" svg:y2="21.694cm" draw:start-shape="id14" draw:start-glue-point="1" draw:end-shape="id11" draw:end-glue-point="6" svg:d="M6085 21693h2243v1h2216" svg:viewBox="0 0 4460 2">
          <text:p/>
        </draw:connector>
        <draw:rect draw:style-name="gr13" draw:text-style-name="P7" xml:id="id6" draw:id="id6" draw:layer="layout" svg:width="7.433cm" svg:height="1.486cm" svg:x="7.076cm" svg:y="2.121cm">
          <text:p text:style-name="P2"><text:span text:style-name="T2">main </text:span><text:span text:style-name="T2">JVPP </text:span><text:span text:style-name="T2">Fortra</text:span><text:span text:style-name="T2">n </text:span><text:span text:style-name="T2">files:</text:span></text:p>
          <text:p text:style-name="P2"><text:span text:style-name="T1">jvpp*.</text:span><text:span text:style-name="T1">f90</text:span></text:p>
        </draw:rect>
        <draw:rect draw:style-name="gr2" draw:text-style-name="P5" xml:id="id17" draw:id="id17" draw:layer="layout" svg:width="1.982cm" svg:height="1.487cm" svg:x="4.103cm" svg:y="15.995cm" draw:corner-radius="0.496cm">
          <text:p text:style-name="P2"><text:span text:style-name="T2">step 2</text:span></text:p>
        </draw:rect>
        <draw:rect draw:style-name="gr2" draw:text-style-name="P5" xml:id="id15" draw:id="id15" draw:layer="layout" svg:width="2.973cm" svg:height="1.487cm" svg:x="3.112cm" svg:y="10.545cm" draw:corner-radius="0.496cm">
          <draw:glue-point draw:id="4" svg:x="-3.329cm" svg:y="5.003cm"/>
          <text:p text:style-name="P2"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e</text:span></text:p>
          <text:p text:style-name="P2"><text:span text:style-name="T2">t</text:span><text:span text:style-name="T2">h</text:span><text:span text:style-name="T2">e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/text:p>
        </draw:rect>
        <draw:connector draw:style-name="gr3" draw:text-style-name="P4" draw:layer="layout" draw:line-skew="0cm 0.031cm" svg:x1="2.618cm" svg:y1="3.112cm" svg:x2="3.112cm" svg:y2="11.288cm" draw:start-shape="id1" draw:start-glue-point="4" draw:end-shape="id15" draw:end-glue-point="3" svg:d="M2618 3112v3717h-1v4459h495" svg:viewBox="0 0 496 8177">
          <text:p/>
        </draw:connector>
        <draw:connector draw:style-name="gr3" draw:text-style-name="P4" draw:layer="layout" draw:line-skew="0.526cm" svg:x1="3.608cm" svg:y1="16.243cm" svg:x2="4.103cm" svg:y2="16.738cm" draw:start-shape="id16" draw:start-glue-point="2" draw:end-shape="id17" draw:end-glue-point="3" svg:d="M3608 16243v495h495" svg:viewBox="0 0 496 496">
          <text:p/>
        </draw:connector>
        <draw:rect draw:style-name="gr2" draw:text-style-name="P5" xml:id="id9" draw:id="id9" draw:layer="layout" svg:width="1.982cm" svg:height="1.487cm" svg:x="4.103cm" svg:y="12.527cm" draw:corner-radius="0.496cm">
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/text:p>
        </draw:rect>
        <draw:connector draw:style-name="gr3" draw:text-style-name="P4" draw:layer="layout" svg:x1="3.609cm" svg:y1="12.031cm" svg:x2="4.103cm" svg:y2="13.27cm" draw:start-shape="id15" draw:start-glue-point="4" draw:end-shape="id9" draw:end-glue-point="3" svg:d="M3609 12031v1239h494" svg:viewBox="0 0 495 1240">
          <text:p/>
        </draw:connector>
        <draw:connector draw:style-name="gr3" draw:text-style-name="P4" xml:id="id16" draw:id="id16" draw:layer="layout" draw:line-skew="-0.248cm 0.031cm" svg:x1="3.609cm" svg:y1="12.031cm" svg:x2="4.103cm" svg:y2="21.693cm" draw:start-shape="id15" draw:start-glue-point="4" draw:end-shape="id14" draw:end-glue-point="3" svg:d="M3609 12031v4212h-1v5450h495" svg:viewBox="0 0 496 9663">
          <text:p/>
        </draw:connector>
        <draw:rect draw:style-name="gr2" draw:text-style-name="P5" xml:id="id10" draw:id="id10" draw:layer="layout" svg:width="12.388cm" svg:height="1.486cm" svg:x="7.076cm" svg:y="14.014cm">
          <text:p text:style-name="P2"><text:span text:style-name="T2">spectral information, fixed wavelength grid:</text:span></text:p>
          <text:p text:style-name="P2"><text:span text:style-name="T1">workdir_176/</text:span><text:span text:style-name="T3">[spc]</text:span><text:span text:style-name="T1">.*_176</text:span></text:p>
        </draw:rect>
        <draw:rect draw:style-name="gr2" draw:text-style-name="P5" xml:id="id13" draw:id="id13" draw:layer="layout" svg:width="7.432cm" svg:height="2.973cm" svg:x="7.076cm" svg:y="17.482cm">
          <text:p text:style-name="P2"><text:span text:style-name="T2">e</text:span><text:span text:style-name="T2">f</text:span><text:span text:style-name="T2">f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:</text:span></text:p>
          <text:p text:style-name="P2"><text:span text:style-name="T1">w</text:span><text:span text:style-name="T1">o</text:span><text:span text:style-name="T1">r</text:span><text:span text:style-name="T1">k</text:span><text:span text:style-name="T1">d</text:span><text:span text:style-name="T1">i</text:span><text:span text:style-name="T1">r</text:span><text:span text:style-name="T1">_</text:span><text:span text:style-name="T1">e</text:span><text:span text:style-name="T1">f</text:span><text:span text:style-name="T1">f</text:span><text:span text:style-name="T1">/</text:span><text:span text:style-name="T3">[</text:span><text:span text:style-name="T3">s</text:span><text:span text:style-name="T3">p</text:span><text:span text:style-name="T3">c</text:span><text:span text:style-name="T3">]</text:span><text:span text:style-name="T1">.</text:span><text:span text:style-name="T1">e</text:span><text:span text:style-name="T1">f</text:span><text:span text:style-name="T3">[</text:span><text:span text:style-name="T3">1</text:span><text:span text:style-name="T3">-</text:span><text:span text:style-name="T3">8</text:span><text:span text:style-name="T3">]</text:span></text:p>
          <text:p text:style-name="P2"><text:span text:style-name="T2">a</text:span><text:span text:style-name="T2">l</text:span><text:span text:style-name="T2">s</text:span><text:span text:style-name="T2">o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-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</text:span><text:span text:style-name="T2">:</text:span></text:p>
          <text:p text:style-name="P2"><text:span text:style-name="T1">w</text:span><text:span text:style-name="T1">o</text:span><text:span text:style-name="T1">r</text:span><text:span text:style-name="T1">k</text:span><text:span text:style-name="T1">d</text:span><text:span text:style-name="T1">i</text:span><text:span text:style-name="T1">r</text:span><text:span text:style-name="T1">_</text:span><text:span text:style-name="T1">e</text:span><text:span text:style-name="T1">f</text:span><text:span text:style-name="T1">f</text:span><text:span text:style-name="T1">/</text:span><text:span text:style-name="T3">[</text:span><text:span text:style-name="T3">s</text:span><text:span text:style-name="T3">p</text:span><text:span text:style-name="T3">c</text:span><text:span text:style-name="T3">]</text:span><text:span text:style-name="T1">.</text:span><text:span text:style-name="T1">e</text:span><text:span text:style-name="T1">f</text:span><text:span text:style-name="T3">[</text:span><text:span text:style-name="T3">1</text:span><text:span text:style-name="T3">-</text:span><text:span text:style-name="T3">8</text:span><text:span text:style-name="T3">]</text:span><text:span text:style-name="T1">_</text:span><text:span text:style-name="T3">[</text:span><text:span text:style-name="T3">t</text:span><text:span text:style-name="T3">e</text:span><text:span text:style-name="T3">m</text:span><text:span text:style-name="T3">p</text:span><text:span text:style-name="T3">]</text:span><text:span text:style-name="T1">K</text:span></text:p>
        </draw:rect>
        <draw:rect draw:style-name="gr2" draw:text-style-name="P5" xml:id="id12" draw:id="id12" draw:layer="layout" svg:width="7.433cm" svg:height="1.982cm" svg:x="7.076cm" svg:y="22.437cm">
          <text:p text:style-name="P2"><text:span text:style-name="T2">Fortran subroutines </text:span><text:span text:style-name="T2">for</text:span></text:p>
          <text:p text:style-name="P2"><text:span text:style-name="T2">JVAL code:</text:span></text:p>
          <text:p text:style-name="P2"><text:span text:style-name="T1">workdir_f90/jval_cal</text:span><text:span text:style-name="T1">_</text:span><text:span text:style-name="T3">[spc]</text:span><text:span text:style-name="T1">.f90</text:span></text:p>
        </draw:rect>
        <draw:rect draw:style-name="gr7" draw:text-style-name="P7" xml:id="id22" draw:id="id22" draw:layer="layout" svg:width="4.459cm" svg:height="1.981cm" svg:x="15.004cm" svg:y="22.438cm">
          <text:p text:style-name="P2"><text:span text:style-name="T2">hardc</text:span><text:span text:style-name="T2">oded </text:span><text:span text:style-name="T2">files:</text:span></text:p>
          <text:p text:style-name="P2"><text:span text:style-name="T1">dat_li</text:span><text:span text:style-name="T1">t/har</text:span><text:span text:style-name="T1">dcod</text:span><text:span text:style-name="T1">ed/</text:span></text:p>
          <text:p text:style-name="P2"><text:span text:style-name="T1">jval_</text:span><text:span text:style-name="T1">cal_</text:span><text:span text:style-name="T3">[</text:span><text:span text:style-name="T3">spc]</text:span><text:span text:style-name="T1">.f</text:span><text:span text:style-name="T1">90</text:span></text:p>
        </draw:rect>
        <draw:rect draw:style-name="gr2" draw:text-style-name="P5" xml:id="id3" draw:id="id3" draw:layer="layout" svg:width="2.973cm" svg:height="1.487cm" svg:x="3.112cm" svg:y="24.914cm" draw:corner-radius="0.496cm">
          <draw:glue-point draw:id="4" svg:x="-3.329cm" svg:y="5.003cm"/>
          <text:p text:style-name="P2"><text:span text:style-name="T2">combine</text:span></text:p>
          <text:p text:style-name="P2"><text:span text:style-name="T2">the results</text:span></text:p>
        </draw:rect>
        <draw:connector draw:style-name="gr8" draw:text-style-name="P4" draw:layer="layout" svg:x1="10.792cm" svg:y1="10.049cm" svg:x2="13.27cm" svg:y2="13.023cm" draw:start-shape="id18" draw:start-glue-point="2" draw:end-shape="id8" draw:end-glue-point="4" svg:d="M10792 10049v1500h2478v1474" svg:viewBox="0 0 2479 2975">
          <text:p/>
        </draw:connector>
        <draw:connector draw:style-name="gr8" draw:text-style-name="P4" draw:layer="layout" svg:x1="13.27cm" svg:y1="15.5cm" svg:x2="10.793cm" svg:y2="16.491cm" draw:start-shape="id10" draw:start-glue-point="2" draw:end-shape="id19" draw:end-glue-point="4" svg:d="M13270 15500v508h-2477v483" svg:viewBox="0 0 2478 992">
          <text:p/>
        </draw:connector>
        <draw:custom-shape draw:style-name="gr10" draw:text-style-name="P9" xml:id="id19" draw:id="id19" draw:layer="layout" svg:width="0.496cm" svg:height="0.495cm" svg:x="10.545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6.085cm" svg:y1="16.738cm" svg:x2="10.545cm" svg:y2="16.739cm" draw:start-shape="id17" draw:start-glue-point="1" draw:end-shape="id19" draw:end-glue-point="6" svg:d="M6085 16738h2243v1h2217" svg:viewBox="0 0 4461 2">
          <text:p/>
        </draw:connector>
        <draw:connector draw:style-name="gr8" draw:text-style-name="P4" draw:layer="layout" svg:x1="10.793cm" svg:y1="16.986cm" svg:x2="10.792cm" svg:y2="17.482cm" draw:start-shape="id19" draw:start-glue-point="8" draw:end-shape="id13" draw:end-glue-point="0" svg:d="M10793 16986v235h-1v261" svg:viewBox="0 0 2 497">
          <text:p/>
        </draw:connector>
        <draw:connector draw:style-name="gr12" draw:text-style-name="P10" draw:layer="layout" draw:line-skew="-0.031cm -0.031cm 0.005cm" svg:x1="17.233cm" svg:y1="20.455cm" svg:x2="10.792cm" svg:y2="21.446cm" draw:start-shape="id20" draw:start-glue-point="2" draw:end-shape="id11" draw:end-glue-point="4" svg:d="M17233 20455v495h-4254-2187v496" svg:viewBox="0 0 6442 992">
          <text:p/>
        </draw:connector>
        <draw:connector draw:style-name="gr5" draw:text-style-name="P4" draw:layer="layout" svg:x1="6.085cm" svg:y1="25.657cm" svg:x2="13.022cm" svg:y2="25.658cm" draw:start-shape="id3" draw:start-glue-point="1" draw:end-shape="id21" draw:end-glue-point="6" svg:d="M6085 25657h3482v1h3455" svg:viewBox="0 0 6938 2">
          <text:p/>
        </draw:connector>
        <draw:custom-shape draw:style-name="gr11" draw:text-style-name="P9" xml:id="id21" draw:id="id21" draw:layer="layout" svg:width="0.496cm" svg:height="0.495cm" svg:x="13.022cm" svg:y="2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line-skew="-0.031cm 0.755cm 0.005cm" svg:x1="17.233cm" svg:y1="24.419cm" svg:x2="13.27cm" svg:y2="25.41cm" draw:start-shape="id22" draw:start-glue-point="2" draw:end-shape="id21" draw:end-glue-point="4" svg:d="M17233 24419v495h-2229-1734v496" svg:viewBox="0 0 3964 992">
          <text:p/>
        </draw:connector>
        <draw:connector draw:style-name="gr12" draw:text-style-name="P10" draw:layer="layout" draw:line-skew="-0.013cm" svg:x1="10.792cm" svg:y1="24.419cm" svg:x2="13.27cm" svg:y2="25.41cm" draw:start-shape="id12" draw:start-glue-point="2" draw:end-shape="id21" draw:end-glue-point="4" svg:d="M10792 24419v495h2478v496" svg:viewBox="0 0 2479 992">
          <text:p/>
        </draw:connector>
        <draw:connector draw:style-name="gr12" draw:text-style-name="P10" draw:layer="layout" svg:x1="13.27cm" svg:y1="25.905cm" svg:x2="13.27cm" svg:y2="26.402cm" draw:start-shape="id21" draw:start-glue-point="8" draw:end-shape="id23" draw:end-glue-point="0" svg:d="M13270 25905v497" svg:viewBox="0 0 1 4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Avant Garde Gothic" svg:font-family="'Avant Garde Gothic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Nimbus Roman No9 L1" svg:font-family="'Nimbus Roman No9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6" draw:display-name="Arrowheads 16" svg:viewBox="0 0 20 30" svg:d="M10 0l-10 30h20z"/>
    <draw:marker draw:name="Arrowheads_20_18" draw:display-name="Arrowheads 18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4-05-18T18:03:12</meta:creation-date>
    <dc:date>2020-09-19T11:33:47.891767715</dc:date>
    <meta:print-date>2004-06-30T13:50:47</meta:print-date>
    <meta:editing-cycles>167</meta:editing-cycles>
    <meta:editing-duration>PT9H17M28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